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17B2644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9.562cm" draw:z-index="0"><draw:image xlink:href="Pictures/10000000000007800000043817B264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 Knox</meta:initial-creator>
    <meta:creation-date>2022-04-22T11:37:26.85</meta:creation-date>
    <meta:generator>OpenOffice/4.1.11$Win32 OpenOffice.org_project/4111m1$Build-9808</meta:generator>
    <meta:document-statistic meta:table-count="0" meta:image-count="1" meta:object-count="0" meta:page-count="1" meta:paragraph-count="0" meta:word-count="0" meta:character-count="0"/>
    <dc:date>2022-04-22T11:47:43.86</dc:date>
    <dc:creator>B Knox</dc:creator>
    <meta:editing-duration>PT17S</meta:editing-duration>
    <meta:editing-cycles>1</meta:editing-cycles>
  </office:meta>
</office:document-meta>
</file>